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list text:style-name="LFO1" text:continue-numbering="true">
        <text:list-item>
          <text:p text:style-name="P1">Diseño modelo relacional</text:p>
        </text:list-item>
      </text:list>
      <text:p text:style-name="Párrafodelista"/>
      <text:p text:style-name="Párrafodelista">Alumno (<text:span text:style-name="T2">Num_matricula</text:span>, Nombre)</text:p>
      <text:p text:style-name="Párrafodelista">Tutorizados (<text:span text:style-name="T3">Num_matricula_alumno</text:span>*, Num_matricula_tutor*, fecha)</text:p>
      <text:p text:style-name="Párrafodelista">Ex_escrito (<text:span text:style-name="T4">Num_expediente</text:span>, Num_preguntas, fecha)</text:p>
      <text:p text:style-name="Párrafodelista">Ex_practico (<text:span text:style-name="T5">Codigo_P</text:span>, titulo, grado_dif, tipo)</text:p>
      <text:p text:style-name="Párrafodelista">realizaEscrito (<text:span text:style-name="T6">Num_matricula*, Num_expediente*,<text:s/></text:span>Nota)</text:p>
      <text:p text:style-name="Párrafodelista">realizaPractico (<text:span text:style-name="T7">Num_matricula*, Codigo_p*,</text:span><text:s/>fecha, nota)</text:p>
      <text:p text:style-name="Párrafodelista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28T15:30:00Z</meta:creation-date>
    <dc:date>2023-11-29T15:11:00Z</dc:date>
    <meta:template xlink:href="Normal.dotm" xlink:type="simple"/>
    <meta:editing-cycles>2</meta:editing-cycles>
    <meta:editing-duration>PT780S</meta:editing-duration>
    <meta:document-statistic meta:page-count="1" meta:paragraph-count="1" meta:word-count="51" meta:character-count="333" meta:row-count="2" meta:non-whitespace-character-count="283"/>
  </office:meta>
</office:document-meta>
</file>